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311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7165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2.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81d41a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4000"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106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 style:data-style-name="N106">
      <style:text-properties fo:font-size="12pt" style:font-size-asian="12pt" style:font-size-complex="12pt"/>
    </style:style>
    <style:style style:name="ce18" style:family="table-cell" style:parent-style-name="Default" style:data-style-name="N106"/>
    <style:style style:name="ce16" style:family="table-cell" style:parent-style-name="Default" style:data-style-name="N122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72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2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2">
      <style:table-cell-properties fo:background-color="#ff40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2">
      <style:table-cell-properties fo:background-color="#ff972f" style:text-align-source="fix" style:repeat-content="false" fo:border="0.06pt solid #000000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mp-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2" table:default-cell-style-name="ce1"/>
        <table:table-column table:style-name="co10" table:default-cell-style-name="ce9"/>
        <table:table-column table:style-name="co11" table:default-cell-style-name="ce1"/>
        <table:table-column table:style-name="co12" table:default-cell-style-name="ce2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(bits)</text:p>
          </table:table-cell>
          <table:table-cell table:style-name="ce3" office:value-type="string" calcext:value-type="string">
            <text:p>(padding)</text:p>
          </table:table-cell>
          <table:table-cell table:style-name="ce3" office:value-type="string" calcext:value-type="string">
            <text:p>(scenario)</text:p>
          </table:table-cell>
          <table:table-cell table:style-name="ce3" office:value-type="string" calcext:value-type="string">
            <text:p>(seed)</text:p>
          </table:table-cell>
          <table:table-cell table:style-name="ce3" office:value-type="string" calcext:value-type="string">
            <text:p>(size)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Cnt</text:p>
          </table:table-cell>
          <table:table-cell table:style-name="ce13" office:value-type="string" calcext:value-type="string">
            <text:p>Score</text:p>
          </table:table-cell>
          <table:table-cell table:style-name="ce3" office:value-type="string" calcext:value-type="string">
            <text:p>Error</text:p>
          </table:table-cell>
          <table:table-cell table:style-name="ce16" office:value-type="string" calcext:value-type="string">
            <text:p>Units</text:p>
          </table:table-cell>
          <table:table-cell table:style-name="ce3"/>
          <table:table-cell office:value-type="string" calcext:value-type="string">
            <text:p>RATIO Radix / DPQS 19.11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5523" calcext:value-type="float">
            <text:p>15,52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506" calcext:value-type="float">
            <text:p>506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3590679" calcext:value-type="float">
            <text:p>3,590,679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589338" calcext:value-type="float">
            <text:p>589,338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361479" calcext:value-type="float">
            <text:p>1,361,479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91103" calcext:value-type="float">
            <text:p>91,103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06614" calcext:value-type="float">
            <text:p>106,614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448" calcext:value-type="float">
            <text:p>448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9298" calcext:value-type="float">
            <text:p>29,298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93" calcext:value-type="float">
            <text:p>293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3304" calcext:value-type="float">
            <text:p>23,304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54" calcext:value-type="float">
            <text:p>154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8168" calcext:value-type="float">
            <text:p>18,168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93" calcext:value-type="float">
            <text:p>93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number-columns-repeated="11"/>
          <table:table-cell table:style-name="ce8"/>
          <table:table-cell table:style-name="ce11"/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40518" calcext:value-type="float">
            <text:p>140,518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704" calcext:value-type="float">
            <text:p>704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0]/[.I2]" office:value-type="float" office:value="905.224505572377" calcext:value-type="float">
            <text:p>905.22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43093" calcext:value-type="float">
            <text:p>43,09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312" calcext:value-type="float">
            <text:p>312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1]/[.I3]" office:value-type="float" office:value="1.20013512764577" calcext:value-type="float">
            <text:p>1.20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41783" calcext:value-type="float">
            <text:p>41,78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658" calcext:value-type="float">
            <text:p>1,658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2]/[.I4]" office:value-type="float" office:value="3.06894193740777" calcext:value-type="float">
            <text:p>3.07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44133" calcext:value-type="float">
            <text:p>44,13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207" calcext:value-type="float">
            <text:p>1,207.00 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13]/[.I5]" office:value-type="float" office:value="41.3951263436322" calcext:value-type="float">
            <text:p>41.40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39748" calcext:value-type="float">
            <text:p>139,748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081" calcext:value-type="float">
            <text:p>2,081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4]/[.I6]" office:value-type="float" office:value="476.988190320158" calcext:value-type="float">
            <text:p>476.99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40425" calcext:value-type="float">
            <text:p>140,425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3636" calcext:value-type="float">
            <text:p>3,636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5]/[.I7]" office:value-type="float" office:value="602.578956402334" calcext:value-type="float">
            <text:p>602.58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28233" calcext:value-type="float">
            <text:p>128,23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974" calcext:value-type="float">
            <text:p>2,974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6]/[.I8]" office:value-type="float" office:value="705.817921620432" calcext:value-type="float">
            <text:p>705.82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AVG:</text:p>
          </table:table-cell>
          <table:table-cell table:style-name="ce25" table:formula="of:=AVERAGE([.M10:.M16])" office:value-type="float" office:value="390.896253903427" calcext:value-type="float">
            <text:p>390.90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50890" calcext:value-type="float">
            <text:p>50,890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8]/[.I2]" office:value-type="float" office:value="327.836114153192" calcext:value-type="float">
            <text:p>327.84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373259" calcext:value-type="float">
            <text:p>1,373,259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26176" calcext:value-type="float">
            <text:p>26176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9]/[.I3]" office:value-type="float" office:value="38.2451062876966" calcext:value-type="float">
            <text:p>38.25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23515" calcext:value-type="float">
            <text:p>823,515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9275" calcext:value-type="float">
            <text:p>19275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20]/[.I4]" office:value-type="float" office:value="60.4867941407837" calcext:value-type="float">
            <text:p>60.49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97560" calcext:value-type="float">
            <text:p>97,560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367" calcext:value-type="float">
            <text:p>1367</text:p>
          </table:table-cell>
          <table:table-cell table:style-name="ce3" office:value-type="string" calcext:value-type="string">
            <text:p>ops/s</text:p>
          </table:table-cell>
          <table:table-cell table:style-name="ce34" table:formula="of:=100*[.I21]/[.I5]" office:value-type="float" office:value="91.507681917947" calcext:value-type="float">
            <text:p>91.51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30073" calcext:value-type="float">
            <text:p>30,073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string" calcext:value-type="string">
            <text:p>ops/s</text:p>
          </table:table-cell>
          <table:table-cell table:style-name="ce35" table:formula="of:=100*[.I22]/[.I6]" office:value-type="float" office:value="102.645231756434" calcext:value-type="float">
            <text:p>102.65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71346" calcext:value-type="float">
            <text:p>71,346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138" calcext:value-type="float">
            <text:p>1138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3]/[.I7]" office:value-type="float" office:value="306.153450051493" calcext:value-type="float">
            <text:p>306.15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50854" calcext:value-type="float">
            <text:p>50,854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828" calcext:value-type="float">
            <text:p>1828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4]/[.I8]" office:value-type="float" office:value="279.909731395861" calcext:value-type="float">
            <text:p>279.91</text:p>
          </table:table-cell>
        </table:table-row>
        <table:table-row table:style-name="ro2">
          <table:table-cell table:style-name="Default" table:number-columns-repeated="8"/>
          <table:table-cell table:style-name="ce18"/>
          <table:table-cell table:style-name="Default" table:number-columns-repeated="2"/>
          <table:table-cell table:style-name="ce19" office:value-type="string" calcext:value-type="string">
            <text:p>AVG:</text:p>
          </table:table-cell>
          <table:table-cell table:style-name="ce25" table:formula="of:=AVERAGE([.M18:.M24])" office:value-type="float" office:value="172.39772995763" calcext:value-type="float">
            <text:p>172.40</text:p>
          </table:table-cell>
        </table:table-row>
        <table:table-row table:style-name="ro1">
          <table:table-cell table:style-name="ce3" office:value-type="string" calcext:value-type="string">
            <text:p>RadixSortBenchmark.dpqs21_04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50952" calcext:value-type="float">
            <text:p>50,952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6]/[.I2]" office:value-type="float" office:value="328.235521484249" calcext:value-type="float">
            <text:p>328.24</text:p>
          </table:table-cell>
        </table:table-row>
        <table:table-row table:style-name="ro1">
          <table:table-cell table:style-name="ce3" office:value-type="string" calcext:value-type="string">
            <text:p>RadixSortBenchmark.dpqs21_04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367590" calcext:value-type="float">
            <text:p>1,367,590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25434" calcext:value-type="float">
            <text:p>25434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27]/[.I3]" office:value-type="float" office:value="38.0872252852455" calcext:value-type="float">
            <text:p>38.09</text:p>
          </table:table-cell>
        </table:table-row>
        <table:table-row table:style-name="ro1">
          <table:table-cell table:style-name="ce3" office:value-type="string" calcext:value-type="string">
            <text:p>RadixSortBenchmark.dpqs21_04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10535" calcext:value-type="float">
            <text:p>810,535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1336" calcext:value-type="float">
            <text:p>11336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28]/[.I4]" office:value-type="float" office:value="59.533419171357" calcext:value-type="float">
            <text:p>59.53</text:p>
          </table:table-cell>
        </table:table-row>
        <table:table-row table:style-name="ro1">
          <table:table-cell table:style-name="ce3" office:value-type="string" calcext:value-type="string">
            <text:p>RadixSortBenchmark.dpqs21_04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97834" calcext:value-type="float">
            <text:p>97,834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301" calcext:value-type="float">
            <text:p>1301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29]/[.I5]" office:value-type="float" office:value="91.7646838126325" calcext:value-type="float">
            <text:p>91.76</text:p>
          </table:table-cell>
        </table:table-row>
        <table:table-row table:style-name="ro1">
          <table:table-cell table:style-name="ce3" office:value-type="string" calcext:value-type="string">
            <text:p>RadixSortBenchmark.dpqs21_04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30057" calcext:value-type="float">
            <text:p>30,057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ops/s</text:p>
          </table:table-cell>
          <table:table-cell table:style-name="ce36" table:formula="of:=100*[.I30]/[.I6]" office:value-type="float" office:value="102.590620520172" calcext:value-type="float">
            <text:p>102.59</text:p>
          </table:table-cell>
        </table:table-row>
        <table:table-row table:style-name="ro1">
          <table:table-cell table:style-name="ce3" office:value-type="string" calcext:value-type="string">
            <text:p>RadixSortBenchmark.dpqs21_04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71289" calcext:value-type="float">
            <text:p>71,289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31]/[.I7]" office:value-type="float" office:value="305.90885684861" calcext:value-type="float">
            <text:p>305.91</text:p>
          </table:table-cell>
        </table:table-row>
        <table:table-row table:style-name="ro1">
          <table:table-cell table:style-name="ce3" office:value-type="string" calcext:value-type="string">
            <text:p>RadixSortBenchmark.dpqs21_04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51197" calcext:value-type="float">
            <text:p>51,197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32]/[.I8]" office:value-type="float" office:value="281.797666226332" calcext:value-type="float">
            <text:p>281.80</text:p>
          </table:table-cell>
        </table:table-row>
        <table:table-row table:style-name="ro2">
          <table:table-cell table:style-name="Default" table:number-columns-repeated="8"/>
          <table:table-cell table:style-name="ce18"/>
          <table:table-cell table:style-name="Default" table:number-columns-repeated="2"/>
          <table:table-cell table:style-name="ce19" office:value-type="string" calcext:value-type="string">
            <text:p>AVG:</text:p>
          </table:table-cell>
          <table:table-cell table:style-name="ce25" table:formula="of:=AVERAGE([.M26:.M32])" office:value-type="float" office:value="172.559713335514" calcext:value-type="float">
            <text:p>172.56</text:p>
          </table:table-cell>
        </table:table-row>
        <table:table-row table:style-name="ro1" table:number-rows-repeated="3">
          <table:table-cell table:style-name="Default" table:number-columns-repeated="8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OPTS: -p size=1000000 -p bits=23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JAVA_OPTS: -Xms1g -Xmx1g -XX:+UseParallelGC -XX:-BackgroundCompilation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/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JMH version: 1.29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version: JDK 16, OpenJDK 64-Bit Server VM, 16+36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invoker: /home/bourgesl/apps/jdk-16/bin/java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options: -Xms1g -Xmx1g -XX:+UseParallelGC -XX:-BackgroundCompilation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Blackhole mode: full + dont-inline hint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Warmup: 5 iterations, 1 s each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Measurement: 5 iterations, 2 s each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Timeout: 10 min per iteration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# Threads: 1 thread, will synchronize iteration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# Benchmark mode: Throughput, ops/time</text:p>
          </table:table-cell>
          <table:table-cell table:number-columns-repeated="12"/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4:01:44.133874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14:11:01.783341181</dc:date>
    <meta:editing-duration>PT1H29M58S</meta:editing-duration>
    <meta:editing-cycles>7</meta:editing-cycles>
    <meta:generator>LibreOffice/6.4.7.2$Linux_X86_64 LibreOffice_project/40$Build-2</meta:generator>
    <meta:document-statistic meta:table-count="1" meta:cell-count="394" meta:object-count="0"/>
  </office:meta>
</office:document-meta>
</file>